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/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"/>
  </office:font-face-decls>
  <office:automatic-styles>
    <style:style style:name="P1" style:family="paragraph" style:parent-style-name="Heading_20_3">
      <style:text-properties fo:font-variant="normal" fo:text-transform="none" fo:color="#000000" loext:opacity="100%" style:font-name="Roboto" fo:font-size="12.75pt" fo:letter-spacing="normal" fo:font-style="normal" fo:font-weight="normal"/>
    </style:style>
    <style:style style:name="P2" style:family="paragraph" style:parent-style-name="Heading_20_4">
      <style:paragraph-properties fo:margin-left="0in" fo:margin-right="0in" fo:margin-top="0.1874in" fo:margin-bottom="0.1354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Roboto" fo:font-size="14pt" fo:letter-spacing="normal" fo:font-style="normal" fo:font-weight="normal"/>
    </style:style>
    <style:style style:name="P3" style:family="paragraph" style:parent-style-name="Heading_20_4">
      <style:paragraph-properties fo:margin-left="0in" fo:margin-right="0in" fo:margin-top="0.1874in" fo:margin-bottom="0.1354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Roboto" fo:font-size="14pt" fo:letter-spacing="normal" fo:font-style="normal" fo:font-weight="normal" loext:padding="0in" loext:border="none"/>
    </style:style>
    <style:style style:name="P4" style:family="paragraph" style:parent-style-name="Text_20_body">
      <style:paragraph-properties fo:margin-left="0in" fo:margin-right="0in" style:line-height-at-least="0.25in" fo:orphans="2" fo:widows="2" fo:text-indent="0in" style:auto-text-indent="false"/>
      <style:text-properties fo:font-variant="normal" fo:text-transform="none" fo:color="#000000" loext:opacity="100%" style:font-name="Roboto" fo:font-size="10.5pt" fo:letter-spacing="normal" fo:font-style="normal" fo:font-weight="normal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style:line-height-at-least="0.25in" fo:orphans="2" fo:widows="2" fo:text-indent="0in" style:auto-text-indent="false"/>
      <style:text-properties fo:font-variant="normal" fo:text-transform="none" fo:color="#000000" loext:opacity="100%" style:font-name="Roboto" fo:font-size="10.5pt" fo:letter-spacing="normal" fo:font-style="normal" fo:font-weight="normal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fo:letter-spacing="normal" loext:padding="0in" loext:border="none"/>
    </style:style>
    <style:style style:name="P7" style:family="paragraph" style:parent-style-name="Standard">
      <style:text-properties fo:color="#000000" loext:opacity="100%"/>
    </style:style>
    <style:style style:name="P8" style:family="paragraph" style:parent-style-name="Preformatted_20_Text">
      <style:text-properties fo:color="#000000" loext:opacity="100%"/>
    </style:style>
    <style:style style:name="P9" style:family="paragraph" style:parent-style-name="Standard">
      <style:text-properties fo:color="#d4d4d4" loext:opacity="100%" style:font-name="Droid Sans Mono" fo:font-size="10.5pt" fo:font-weight="normal" fo:background-color="#1e1e1e"/>
    </style:style>
    <style:style style:name="P10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11" style:family="paragraph" style:parent-style-name="Standard">
      <style:paragraph-properties style:line-height-at-least="0.198in"/>
      <style:text-properties fo:color="#608b4e" loext:opacity="100%" style:font-name="Droid Sans Mono" fo:font-size="10.5pt" fo:font-weight="normal" fo:background-color="#1e1e1e"/>
    </style:style>
    <style:style style:name="P12" style:family="paragraph" style:parent-style-name="Standard">
      <style:paragraph-properties style:line-height-at-least="0.198in"/>
    </style:style>
    <style:style style:name="T1" style:family="text">
      <style:text-properties style:font-name="Courier New"/>
    </style:style>
    <style:style style:name="T2" style:family="text">
      <style:text-properties style:font-name="Courier New" fo:font-weight="bold"/>
    </style:style>
    <style:style style:name="T3" style:family="text">
      <style:text-properties fo:font-weight="bold"/>
    </style:style>
    <style:style style:name="T4" style:family="text">
      <style:text-properties style:font-name="Roboto" fo:font-size="14pt" fo:font-style="normal" fo:font-weight="normal"/>
    </style:style>
    <style:style style:name="T5" style:family="text">
      <style:text-properties fo:color="#569cd6" loext:opacity="100%"/>
    </style:style>
    <style:style style:name="T6" style:family="text">
      <style:text-properties fo:color="#dcdcdc" loext:opacity="100%"/>
    </style:style>
    <style:style style:name="fr1" style:family="graphic" style:parent-style-name="Graphics">
      <style:graphic-properties fo:margin-left="0in" fo:margin-right="0in" fo:margin-top="0in" fo:margin-bottom="0in" style:wrap="left" style:number-wrapped-paragraphs="no-limit" style:wrap-contour="false" style:vertical-pos="below" style:vertical-rel="char" style:horizontal-pos="righ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Array Rotation</text:h>
      <text:p text:style-name="P4">Have the function <text:span text:style-name="T1">ArrayRotation(</text:span><text:span text:style-name="T2">arr</text:span><text:span text:style-name="T1">)</text:span> take the <text:span text:style-name="T2">arr</text:span> parameter being passed which will be an array of non-negative integers and circularly rotate the array starting from the Nth element where N is equal to the first integer in the array. For example: if <text:span text:style-name="T2">arr</text:span> is [2, 3, 4, 1, 6, 10] then your program should rotate the array starting from the 2nd position because the first element in the array is 2. The final array will therefore be [4, 1, 6, 10, 2, 3], and your program should return the new array as a string, so for this example your program would return <text:span text:style-name="T3">4161023</text:span>. The first element in the array will always be an integer greater than or equal to 0 and less than the size of the array.</text:p>
      <text:h text:style-name="P2" text:outline-level="4">Examples</text:h>
      <text:p text:style-name="P6"> <text:span text:style-name="T4">[3,2,1,6]<text:line-break/>Output: 6321 [4,3,4,3,1,2]<text:line-break/>Output: 124343</text:span></text:p>
      <text:section text:style-name="Sect1" text:name="searchOnlineArea">
        <text:h text:style-name="P3" text:outline-level="4">Browse Resource<draw:frame draw:style-name="fr1" draw:name="Image1" text:anchor-type="char" svg:width="1.1772in" svg:height="0.3937in" draw:z-index="0"><draw:image xlink:href="https://coderbytestaticimages.s3.amazonaws.com/editor/Powered_by_Google_(2015).png" xlink:type="simple" xlink:show="embed" xlink:actuate="onLoad"/></draw:frame>s</text:h>
        <text:p text:style-name="P5">Search for any help or documentation you might need for this problem. For example: array indexing, Ruby hash tables, etc.</text:p>
      </text:section>
      <text:p text:style-name="P7"/>
      <text:p text:style-name="P7"/>
      <text:p text:style-name="P7"/>
      <text:p text:style-name="P9"><text:span text:style-name="T5">def</text:span> ArrayRotation<text:span text:style-name="T6">(</text:span>arr<text:span text:style-name="T6">):</text:span></text:p>
      <text:p text:style-name="P12"/>
      <text:p text:style-name="P11"># code goes here</text:p>
      <text:p text:style-name="P10"><text:span text:style-name="T5">return</text:span> arr</text:p>
      <text:p text:style-name="P12"/>
      <text:p text:style-name="P11"># keep this function call here </text:p>
      <text:p text:style-name="P10"><text:span text:style-name="T5">print</text:span><text:span text:style-name="T6">(</text:span>ArrayRotation<text:span text:style-name="T6">(</text:span><text:span text:style-name="T5">input</text:span><text:span text:style-name="T6">()))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>== INPUT ==</text:p>
      <text:p text:style-name="P7">[3,2,1,6]</text:p>
      <text:p text:style-name="P7"/>
      <text:p text:style-name="P7">== OUTPUT ==</text:p>
      <text:p text:style-name="P7">[3, 2, 1, 6]</text:p>
      <text:p text:style-name="P7"/>
      <text:p text:style-name="P7">&lt;&lt; WRONG &gt;&gt;</text:p>
      <text:p text:style-name="P7">&lt;&lt; EXPECTED OUTPUT: 6321 &gt;&gt;</text:p>
      <text:p text:style-name="P7"/>
      <text:p text:style-name="P7">== INPUT ==</text:p>
      <text:p text:style-name="P7">[4,3,4,3,1,2]</text:p>
      <text:p text:style-name="P7"/>
      <text:p text:style-name="P7">== OUTPUT ==</text:p>
      <text:p text:style-name="P7">[4, 3, 4, 3, 1, 2]</text:p>
      <text:p text:style-name="P7"/>
      <text:p text:style-name="P7">&lt;&lt; WRONG &gt;&gt;</text:p>
      <text:p text:style-name="P7">&lt;&lt; EXPECTED OUTPUT: 124343 &gt;&gt;</text:p>
      <text:p text:style-name="P7"/>
      <text:p text:style-name="P8"><text:bookmark text:name="line92"/><text:bookmark text:name="line1"/><text:s text:c="6"/>window.__chalInfo = {"challenge_title_temp":"TEMP_Array Rotation","challenge_title":"Array Rotation","inputs":["[2, 3, 4, 1, 6, 10]","[3,2,1,6]","[4,3,4,3,1,2]","[1,1,2]","[0,1,2,3]","[1,2,3,4,5]","[6,2,4,4,4,4,4]","[3,3,3,3,3]","[4,3,2,1,5,6]","[0,0]","[]"],"params":["arr"],"parameter_type":"arr","editor_type":"algorithm","execute_file":"executeCode.php","language":"Python3"};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/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15:33:43.606027926</meta:creation-date>
    <dc:date>2022-11-19T05:45:32.803297932</dc:date>
    <meta:editing-duration>PT7M19S</meta:editing-duration>
    <meta:editing-cycles>3</meta:editing-cycles>
    <meta:generator>LibreOffice/7.3.6.2$Linux_X86_64 LibreOffice_project/30$Build-2</meta:generator>
    <meta:document-statistic meta:table-count="0" meta:image-count="1" meta:object-count="0" meta:page-count="2" meta:paragraph-count="24" meta:word-count="224" meta:character-count="1566" meta:non-whitespace-character-count="1358"/>
  </office:meta>
</office:document-meta>
</file>